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row table:style-name="ro1">
          <table:table-cell table:style-name="ce1" office:value-type="string" calcext:value-type="string">
            <text:p>PAIR</text:p>
          </table:table-cell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S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0M03S" calcext:value-type="time">
            <text:p>19:30:03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0M04S" calcext:value-type="time">
            <text:p>19:30:04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0M05S" calcext:value-type="time">
            <text:p>19:30:05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0M08S" calcext:value-type="time">
            <text:p>19:30:08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0M12S" calcext:value-type="time">
            <text:p>19:30:12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0M14S" calcext:value-type="time">
            <text:p>19:30:14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0M18S" calcext:value-type="time">
            <text:p>19:30:18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0M20S" calcext:value-type="time">
            <text:p>19:30:20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0M24S" calcext:value-type="time">
            <text:p>19:30:2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0M25S" calcext:value-type="time">
            <text:p>19:30:25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0M26S" calcext:value-type="time">
            <text:p>19:30:26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0M28S" calcext:value-type="time">
            <text:p>19:30:28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0M31S" calcext:value-type="time">
            <text:p>19:30:31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0M31S" calcext:value-type="time">
            <text:p>19:30:31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0M37S" calcext:value-type="time">
            <text:p>19:30:37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0M39S" calcext:value-type="time">
            <text:p>19:30:39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0M39S" calcext:value-type="time">
            <text:p>19:30:39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0M43S" calcext:value-type="time">
            <text:p>19:30:43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0M44S" calcext:value-type="time">
            <text:p>19:30:44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0M45S" calcext:value-type="time">
            <text:p>19:30:45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0M50S" calcext:value-type="time">
            <text:p>19:30:50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0M52S" calcext:value-type="time">
            <text:p>19:30:52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0M53S" calcext:value-type="time">
            <text:p>19:30:53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0M54S" calcext:value-type="time">
            <text:p>19:30:54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0M57S" calcext:value-type="time">
            <text:p>19:30:57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0M58S" calcext:value-type="time">
            <text:p>19:30:58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0M58S" calcext:value-type="time">
            <text:p>19:30:58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1M02S" calcext:value-type="time">
            <text:p>19:31:02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0M04S" calcext:value-type="time">
            <text:p>19:30:04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0M08S" calcext:value-type="time">
            <text:p>19:30:08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0M11S" calcext:value-type="time">
            <text:p>19:30:11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0M12S" calcext:value-type="time">
            <text:p>19:30:12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0M13S" calcext:value-type="time">
            <text:p>19:30:13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0M16S" calcext:value-type="time">
            <text:p>19:30:16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0M21S" calcext:value-type="time">
            <text:p>19:30:21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0M22S" calcext:value-type="time">
            <text:p>19:30:22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0M24S" calcext:value-type="time">
            <text:p>19:30:2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0M24S" calcext:value-type="time">
            <text:p>19:30:24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0M25S" calcext:value-type="time">
            <text:p>19:30:25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0M29S" calcext:value-type="time">
            <text:p>19:30:29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0M31S" calcext:value-type="time">
            <text:p>19:30:31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0M32S" calcext:value-type="time">
            <text:p>19:30:32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0M32S" calcext:value-type="time">
            <text:p>19:30:32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0M33S" calcext:value-type="time">
            <text:p>19:30:33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0M33S" calcext:value-type="time">
            <text:p>19:30:33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0M33S" calcext:value-type="time">
            <text:p>19:30:33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0M36S" calcext:value-type="time">
            <text:p>19:30:36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0M37S" calcext:value-type="time">
            <text:p>19:30:37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0M39S" calcext:value-type="time">
            <text:p>19:30:39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0M40S" calcext:value-type="time">
            <text:p>19:30:40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0M41S" calcext:value-type="time">
            <text:p>19:30:41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0M48S" calcext:value-type="time">
            <text:p>19:30:48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0M49S" calcext:value-type="time">
            <text:p>19:30:49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0M50S" calcext:value-type="time">
            <text:p>19:30:50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0M51S" calcext:value-type="time">
            <text:p>19:30:51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0M54S" calcext:value-type="time">
            <text:p>19:30:54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0M55S" calcext:value-type="time">
            <text:p>19:30:5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0M58S" calcext:value-type="time">
            <text:p>19:30:58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0M59S" calcext:value-type="time">
            <text:p>19:30:59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1M01S" calcext:value-type="time">
            <text:p>19:31:01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1M01S" calcext:value-type="time">
            <text:p>19:31:01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1M05S" calcext:value-type="time">
            <text:p>19:31:05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30M21S" calcext:value-type="time">
            <text:p>19:30:21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30M29S" calcext:value-type="time">
            <text:p>19:30:29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30M53S" calcext:value-type="time">
            <text:p>19:30:53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30M36S" calcext:value-type="time">
            <text:p>19:30:36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30M37S" calcext:value-type="time">
            <text:p>19:30:37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31M01S" calcext:value-type="time">
            <text:p>19:31:01</text:p>
          </table:table-cell>
          <table:table-cell office:value-type="float" office:value="-82" calcext:value-type="float">
            <text:p>-82</text:p>
          </table:table-cell>
        </table:table-row>
        <table:table-row table:style-name="ro1" table:number-rows-repeated="2">
          <table:table-cell table:style-name="ce1"/>
          <table:table-cell table:number-columns-repeated="2"/>
        </table:table-row>
        <table:table-row table:style-name="ro1" table:number-rows-repeated="2">
          <table:table-cell table:style-name="ce1"/>
          <table:table-cell/>
          <table:table-cell table:style-name="ce1"/>
        </table:table-row>
        <table:table-row table:style-name="ro1" table:number-rows-repeated="7">
          <table:table-cell table:style-name="Default"/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</table:table-row>
      </table:table>
      <table:named-expressions/>
      <table:database-ranges>
        <table:database-range table:name="__Anonymous_Sheet_DB__0" table:target-range-address="Sheet1.A2:Sheet1.C6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8:38:37.7267683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9:33:14.660227223</meta:creation-date>
    <dc:date>2019-12-16T18:48:51.967813416</dc:date>
    <meta:editing-duration>PT17M</meta:editing-duration>
    <meta:editing-cycles>7</meta:editing-cycles>
    <meta:generator>LibreOffice/6.0.7.3$Linux_X86_64 LibreOffice_project/00m0$Build-3</meta:generator>
    <meta:document-statistic meta:table-count="1" meta:cell-count="207" meta:object-count="0"/>
  </office:meta>
</office:document-meta>
</file>